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julib gltest</text:p>
      <text:p text:style-name="Standard"/>
      <text:p text:style-name="Standard">TODO/Bugs</text:p>
      <text:p text:style-name="Standard"/>
      <text:p text:style-name="Standard">Choose menu: have an on-screen button you can click.</text:p>
      <text:p text:style-name="Standard">Menu list scrolls too much (horizontal scrolling was fair enough, as some text was longer than box).</text:p>
      <text:p text:style-name="Standard"/>
      <text:p text:style-name="Standard"/>
      <text:p text:style-name="Standard">Tweak bar</text:p>
      <text:p text:style-name="Standard">Needs checkbox element type.</text:p>
      <text:p text:style-name="Standard">Add slider for floats; checkbox; vec3 control</text:p>
      <text:p text:style-name="Standard">Common elements should always be included</text:p>
      <text:p text:style-name="Standard">Fix bad text boxes on tweakable</text:p>
      <text:p text:style-name="Standard"/>
      <text:p text:style-name="Standard">Add tweak bars for different states – common elements at least – base class function.</text:p>
      <text:p text:style-name="Standard"/>
      <text:p text:style-name="Standard"/>
      <text:p text:style-name="Standard">Add MD2 and MD3 states</text:p>
      <text:p text:style-name="Standard"/>
      <text:p text:style-name="Standard">VR stereo head tracking mode</text:p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</text:p>
      <text:p text:style-name="Standard"/>
      <text:p text:style-name="Standard">Patchwork: make this a separate demo?</text:p>
      <text:p text:style-name="Standard"/>
      <text:p text:style-name="Standard">Scrolling list – slow down; don't keep going uncontrollably.</text:p>
      <text:p text:style-name="Standard">(Scrollbar?)</text:p>
      <text:p text:style-name="Standard"/>
      <text:p text:style-name="Standard">Texture: cube map, sphere map, normal map, multitexture – all in one, use viewports.</text:p>
      <text:p text:style-name="Standard"/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Lighting</text:h>
      <text:p text:style-name="Standard">Have dynamic lighting &amp; shadows in some kind of interesting environ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1-16T17:53:54</dc:date>
    <dc:creator>Jason Colman</dc:creator>
    <meta:editing-duration>P3DT22H5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29" meta:word-count="239" meta:character-count="1430"/>
  </office:meta>
</office:document-meta>
</file>